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80458333333333cm"/>
    </style:style>
    <style:style style:name="ro1" style:family="table-row">
      <style:table-row-properties style:row-height="61.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1;3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;6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;6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7;10;11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4;5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6;11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9;10;11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8;10</text:p>
          </table:table-cell>
          <table:table-cell table:style-name="ce3"/>
          <table:table-cell table:number-columns-repeated="16380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User</meta:initial-creator>
    <dc:creator>Admin</dc:creator>
    <meta:creation-date>2023-02-27T10:43:41Z</meta:creation-date>
    <dc:date>2023-08-10T05:25:43Z</dc:date>
  </office:meta>
</office:document-meta>
</file>